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55e" officeooo:paragraph-rsid="0001355e"/>
    </style:style>
    <style:style style:name="P2" style:family="paragraph" style:parent-style-name="Standard">
      <style:paragraph-properties fo:text-align="start" style:justify-single-word="false"/>
      <style:text-properties officeooo:rsid="0001355e" officeooo:paragraph-rsid="0001355e"/>
    </style:style>
    <style:style style:name="T1" style:family="text">
      <style:text-properties officeooo:rsid="0002f6c5"/>
    </style:style>
    <style:style style:name="T2" style:family="text">
      <style:text-properties officeooo:rsid="000579a6"/>
    </style:style>
    <style:style style:name="T3" style:family="text">
      <style:text-properties officeooo:rsid="0005f32d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DIEL DA ROSA RIBEI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SENHA DO LIVRO MEDITERRÂNE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LUMENAU/ SC</text:p>
      <text:p text:style-name="P1">MAIO DE 2021</text:p>
      <text:p text:style-name="P2"><text:soft-page-break/><text:tab/>Neste livro, você encontra uma história bíblica, porém narrada como um livro épico do livro Os Lusíadas ou das grandes viagens Marítimas dos portugueses. Grande riqueza de detalhes e uma coerência fantástica, vendem muito bem a história desse livro. Mesmo sabendo que, de fato, é uma história inventada e que serve apenas para saciar nossa imaginação e curiosidade e conjecturar e imaginar o que poderia ter acontecido. <text:span text:style-name="T1">Ao final da viagem e da história, me senti no controle de continuar narrando a história, como se pudesse continuar devaneando e contando a história daqueles personagens que agora se tornaram tão conhecidos e reais para mim. Me senti parte da história, parte da viagem. Fui levado junto, senti suas dificuldades, seus triunfos e a história que narrada na bíblia tem apenas alguns versículos se tornando uma história completa e cheia, faz com que a mensagem seja mais prazerosa e leve para a mente. Um livro leve e com uma proposta incrível. Encontrei um estilo que gostei muito, pequenas histórias, mas com vida, riqueza de detalhes e muito amor colocado em cada letra para que a experiência do leitor seja completa e o mais confortável possível. Como em um filme, onde muito trabalho é colocado por trás das cenas para que no final a pessoa p</text:span><text:span text:style-name="T3">o</text:span><text:span text:style-name="T1">ssa apreciar da história e de todos os detalhes que o autor quer passar e revelar para seu leitor. Uma verdadeira viagem, e uma imersão fantástica são passados pelo livro.</text:span></text:p>
      <text:p text:style-name="P2"><text:tab/><text:span text:style-name="T2">A ideia de transformar uma pequena passagem bíblica, em uma história completa com um começo, meio e fim é uma ideia incrível, e muito bem executada, de fato, prendendo o leitor e instigando interesse em saber o que aconteceria em seguida. Mesmo sabendo que as coisas não foram bem assim, imaginar é algo que os livros são muito bons em fazer conosco. Podemos imaginar e entrar em um mondo totalmente diferente. Adoro isso nos livros do Deputado Ismael dos Santos, suas histórias são imersivas e fazem com que não vejamos o tempo passar enquanto lemos. A história flui naturalmente e podemos com facilidade imaginar cada parte dessa jornada. Muito obrigado pelo livro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1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30T14:57:35.751000000</dc:date>
    <meta:editing-duration>PT4M58S</meta:editing-duration>
    <meta:editing-cycles>3</meta:editing-cycles>
    <meta:generator>LibreOffice/7.1.2.2$Windows_X86_64 LibreOffice_project/8a45595d069ef5570103caea1b71cc9d82b2aae4</meta:generator>
    <meta:document-statistic meta:table-count="0" meta:image-count="1" meta:object-count="0" meta:page-count="2" meta:paragraph-count="6" meta:word-count="367" meta:character-count="2178" meta:non-whitespace-character-count="1815"/>
  </office:meta>
</office:document-meta>
</file>